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18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08"/>
  </office:automatic-styles>
  <office:body>
    <office:spreadsheet>
      <table:calculation-settings table:automatic-find-labels="false" table:use-regular-expressions="false" table:use-wildcards="true"/>
      <table:table table:name="nomUSB3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Désignation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Ref fab</text:p>
          </table:table-cell>
          <table:table-cell office:value-type="string" calcext:value-type="string">
            <text:p>Qté</text:p>
          </table:table-cell>
          <table:table-cell table:style-name="Default" office:value-type="string" calcext:value-type="string">
            <text:p>Pu</text:p>
          </table:table-cell>
          <table:table-cell table:style-name="Default"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Insert Fileté M3</text:p>
          </table:table-cell>
          <table:table-cell office:value-type="string" calcext:value-type="string">
            <text:p>RUTHEX</text:p>
          </table:table-cell>
          <table:table-cell office:value-type="string" calcext:value-type="string">
            <text:p>sans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D2]*[.E2]" office:value-type="currency" office:currency="EUR" office:value="0.4" calcext:value-type="currency">
            <text:p>0,40 €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ARCOLECTRIC</text:p>
          </table:table-cell>
          <table:table-cell office:value-type="string" calcext:value-type="string">
            <text:p>C1500AT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7" calcext:value-type="currency">
            <text:p>2,70 €</text:p>
          </table:table-cell>
          <table:table-cell table:formula="of:=[.D3]*[.E3]" office:value-type="currency" office:currency="EUR" office:value="2.7" calcext:value-type="currency">
            <text:p>2,70 €</text:p>
          </table:table-cell>
        </table:table-row>
        <table:table-row table:style-name="ro1">
          <table:table-cell office:value-type="string" calcext:value-type="string">
            <text:p>VIS THC M3x6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TC HC M3x6ANEF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D4]*[.E4]" office:value-type="currency" office:currency="EUR" office:value="0.12" calcext:value-type="currency">
            <text:p>0,12 €</text:p>
          </table:table-cell>
        </table:table-row>
        <table:table-row table:style-name="ro1">
          <table:table-cell office:value-type="string" calcext:value-type="string">
            <text:p>VIS STHC M3x10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STHC Pointeau M3X10ANEF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84" calcext:value-type="currency">
            <text:p>0,08 €</text:p>
          </table:table-cell>
          <table:table-cell table:formula="of:=[.D5]*[.E5]" office:value-type="currency" office:currency="EUR" office:value="0.168" calcext:value-type="currency">
            <text:p>0,17 €</text:p>
          </table:table-cell>
        </table:table-row>
        <table:table-row table:style-name="ro1">
          <table:table-cell office:value-type="string" calcext:value-type="string">
            <text:p>XT60 MALE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D6]*[.E6]" office:value-type="currency" office:currency="EUR" office:value="0.6" calcext:value-type="currency">
            <text:p>0,60 €</text:p>
          </table:table-cell>
        </table:table-row>
        <table:table-row table:style-name="ro1">
          <table:table-cell office:value-type="string" calcext:value-type="string">
            <text:p>XT60 FEM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D7]*[.E7]" office:value-type="currency" office:currency="EUR" office:value="0.6" calcext:value-type="currency">
            <text:p>0,60 €</text:p>
          </table:table-cell>
        </table:table-row>
        <table:table-row table:style-name="ro1">
          <table:table-cell office:value-type="string" calcext:value-type="string">
            <text:p>Tige Laiton diam 2mm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2*98,62mm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.27" calcext:value-type="float">
            <text:p>0,27</text:p>
          </table:table-cell>
          <table:table-cell table:formula="of:=[.D8]*[.E8]" office:value-type="currency" office:currency="EUR" office:value="0.54" calcext:value-type="currency">
            <text:p>0,54 €</text:p>
          </table:table-cell>
        </table:table-row>
        <table:table-row table:style-name="ro1">
          <table:table-cell office:value-type="string" calcext:value-type="string">
            <text:p>Porte fusible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1.4" calcext:value-type="float">
            <text:p>1,4</text:p>
          </table:table-cell>
          <table:table-cell table:formula="of:=[.D9]*[.E9]" office:value-type="currency" office:currency="EUR" office:value="1.4" calcext:value-type="currency">
            <text:p>1,40 €</text:p>
          </table:table-cell>
        </table:table-row>
        <table:table-row table:style-name="ro1">
          <table:table-cell office:value-type="string" calcext:value-type="string">
            <text:p>ETOTEK Voltmetre Amperemetre</text:p>
          </table:table-cell>
          <table:table-cell office:value-type="string" calcext:value-type="string">
            <text:p>AMAZON/KETOTEK</text:p>
          </table:table-cell>
          <table:table-cell office:value-type="string" calcext:value-type="string">
            <text:p>KT-D13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5" calcext:value-type="float">
            <text:p>25</text:p>
          </table:table-cell>
          <table:table-cell table:formula="of:=[.D10]*[.E10]" office:value-type="currency" office:currency="EUR" office:value="25" calcext:value-type="currency">
            <text:p>25,00 €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TOTAL</text:p>
          </table:table-cell>
          <table:table-cell table:formula="of:=SUM([.F2:.F10])" office:value-type="currency" office:currency="EUR" office:value="31.528" calcext:value-type="currency">
            <text:p>31,53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2-07-27T16:36:11.284000000</dc:date>
    <meta:editing-duration>PT49M33S</meta:editing-duration>
    <meta:editing-cycles>14</meta:editing-cycles>
    <meta:document-statistic meta:table-count="1" meta:cell-count="59" meta:object-count="0"/>
  </office:meta>
</office:document-meta>
</file>